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25-06-12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24-07-3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23-08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23-05-1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21-07-20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2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19-06-1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19-06-1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19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1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17-06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10-09-07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8-06-1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7-06-0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6-10-25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6-06-05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5-10-26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5-06-0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4-10-2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3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0-06-1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0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200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199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199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3</text:p>
          </table:table-cell>
          <table:table-cell office:value-type="string" calcext:value-type="string">
            <text:p>27N <text:s/>8E 1ACCC3 (M-H3)</text:p>
          </table:table-cell>
          <table:table-cell office:value-type="string" calcext:value-type="string">
            <text:p>199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